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5" style:family="text">
      <style:text-properties fo:font-size="10pt" style:font-size-asian="10pt" style:font-size-complex="10pt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9" style:family="text">
      <style:text-properties fo:language="en" fo:country="GB"/>
    </style:style>
    <style:style style:name="T180" style:family="text">
      <style:text-properties fo:language="en" fo:country="GB" fo:font-weight="bold" style:font-weight-asian="bold" style:font-weight-complex="bold"/>
    </style:style>
    <style:style style:name="T181" style:family="text">
      <style:text-properties fo:language="en" fo:country="GB" fo:font-weight="bold" officeooo:rsid="104d5027" style:font-weight-asian="bold" style:font-weight-complex="bold"/>
    </style:style>
    <style:style style:name="T18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officeooo:rsid="103c421a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1061b5b8"/>
    </style:style>
    <style:style style:name="T189" style:family="text">
      <style:text-properties officeooo:rsid="1069ed98"/>
    </style:style>
    <style:style style:name="T190" style:family="text">
      <style:text-properties officeooo:rsid="106d22f6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2">Checklist for installing </text:span><text:span text:style-name="T132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8"><text:span text:style-name="T199">This </text:span><text:span text:style-name="T205"><text:user-field-get text:name="Distro">Debian</text:user-field-get></text:span><text:span text:style-name="T200"><text:s/></text:span><text:span text:style-name="T204"><text:user-field-get text:name="Version">12</text:user-field-get></text:span><text:span text:style-name="T204"><text:s/>Server</text:span><text:span text:style-name="T199"> from </text:span><text:span text:style-name="T201">June </text:span><text:span text:style-name="T203">11</text:span><text:span text:style-name="T210">th</text:span><text:span text:style-name="T203">,</text:span><text:span text:style-name="T199"> </text:span><text:span text:style-name="T209"><text:user-field-get text:name="Releaseyear">2023</text:user-field-get></text:span><text:span text:style-name="T199"><text:s/>is supported for 5 years until </text:span><text:span text:style-name="T202">June</text:span><text:span text:style-name="T199"> </text:span><text:span text:style-name="T203">30</text:span><text:span text:style-name="T210">th</text:span><text:span text:style-name="T203">, </text:span><text:span text:style-name="T128">202</text:span><text:span text:style-name="T130">8</text:span><text:span text:style-name="T129">.</text:span></text:p></text:note-body></text:note></text:span><text:span text:style-name="T135"><text:s/></text:span><text:span text:style-name="T137">Server</text:span><text:span text:style-name="T136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4"/></text:span></text:p>
      <text:p text:style-name="P72">Fill in the text box after &lt;...&gt;</text:p>
      <text:p text:style-name="P41"><text:span text:style-name="T182">&lt;user&gt;</text:span><text:span text:style-name="T157"><text:tab/><text:tab/></text:span><text:span text:style-name="T165"> <text:tab/><text:tab/><text:tab/> </text:span><text:span text:style-name="T158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8"><text:tab/></text:span><text:span text:style-name="T162">e.g.</text:span><text:span text:style-name="T166"> </text:span><text:span text:style-name="T172">J</text:span><text:span text:style-name="T173">oh</text:span><text:span text:style-name="T172">n </text:span><text:span text:style-name="T174">Doe</text:span></text:p>
      <text:p text:style-name="P75"><text:span text:style-name="T13">&lt;</text:span><text:span text:style-name="T169">user</text:span><text:span text:style-name="T170">n</text:span><text:span text:style-name="T14">a</text:span><text:span text:style-name="T15">me&gt;</text:span><text:span text:style-name="T167"><text:tab/><text:tab/><text:tab/> </text:span><text:span text:style-name="T167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7"><text:tab/></text:span><text:span text:style-name="T168">e.g.</text:span><text:span text:style-name="T6"> </text:span><text:span text:style-name="T122">j</text:span><text:span text:style-name="T123">oh</text:span><text:span text:style-name="T122">n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1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6"> </text:span><text:span text:style-name="T155">sv</text:span><text:span text:style-name="T156">02</text:span></text:p>
      <text:p text:style-name="P42"><text:span text:style-name="T182">&lt;user</text:span><text:span text:style-name="T143">&gt;</text:span><text:span text:style-name="T150"><text:tab/><text:tab/></text:span><text:span text:style-name="T165"> <text:tab/><text:tab/><text:tab/> </text:span><text:span text:style-name="T158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8"><text:tab/></text:span><text:span text:style-name="T163">i.e.</text:span><text:span text:style-name="T159"> </text:span><text:span text:style-name="T160">additional </text:span><text:span text:style-name="T161">user</text:span><text:span text:style-name="T164">s</text:span></text:p>
      <text:p text:style-name="P75"><text:span text:style-name="T182">&lt;</text:span><text:span text:style-name="T151">user</text:span><text:span text:style-name="T152">n</text:span><text:span text:style-name="T144">a</text:span><text:span text:style-name="T145">me&gt;</text:span><text:span text:style-name="T143"><text:tab/><text:tab/><text:tab/> </text:span><text:span text:style-name="T167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7"><text:tab/></text:span><text:span text:style-name="T154">i.e.</text:span><text:span text:style-name="T153"> </text:span><text:span text:style-name="T147">additional </text:span><text:span text:style-name="T148">user</text:span><text:span text:style-name="T149">s</text:span></text:p>
      <text:p text:style-name="P73"><text:span text:style-name="T206">r</text:span><text:span text:style-name="T207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8">Not yet on Linux?</text:span></text:span><text:span text:style-name="T115"><text:tab/></text:span><text:span text:style-name="T120">Use</text:span><text:span text:style-name="T116"> </text:span><text:span text:style-name="Strong_20_Emphasis"><text:span text:style-name="T124">Checklist </text:span></text:span><text:span text:style-name="Strong_20_Emphasis"><text:span text:style-name="T125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8"> </text:span><text:span text:style-name="T117">u</text:span><text:span text:style-name="T118">nder </text:span><text:span text:style-name="Strong_20_Emphasis"><text:span text:style-name="T139">Linux</text:span></text:span><text:span text:style-name="T119">.</text:span></text:p>
      <text:p text:style-name="P40"><text:span text:style-name="Strong_20_Emphasis"><text:span text:style-name="T88">New installation?</text:span></text:span><text:span text:style-name="T30"><text:tab/><text:tab/></text:span><text:span text:style-name="T48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8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83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0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1">Perform installation</text:span></text:span><text:bookmark-end text:name="__RefNumPara__4009_12717081281"/></text:p>
        </text:list-item>
      </text:list>
      <text:p text:style-name="P47"><text:span text:style-name="Strong_20_Emphasis"><text:span text:style-name="T1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6">Boot the computer from</text:span><text:span text:style-name="T127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6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8"><text:note text:id="ftn4" text:note-class="footnote"><text:note-citation>2</text:note-citation><text:note-body><text:p text:style-name="P3"><text:span text:style-name="T175">From a Live USB stick you can boot and work with </text:span><text:span text:style-name="T131"><text:user-field-get text:name="Distro">Debian</text:user-field-get></text:span><text:span text:style-name="T131"><text:s/></text:span><text:span text:style-name="T175">without modifying any files on the hard drive and also allows installation of </text:span><text:span text:style-name="T131"><text:user-field-get text:name="Distro">Debian</text:user-field-get></text:span><text:span text:style-name="T131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76">debian.org</text:span></text:a><text:span text:style-name="T71"> </text:span><text:span text:style-name="T75">and </text:span><text:span text:style-name="Sterk_20_accent_20_voetnoot"><text:span text:style-name="T92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7">karelzimmer.nl/en</text:span></text:a><text:span text:style-name="T74">, under </text:span><text:span text:style-name="Sterk_20_accent_20_voetnoot"><text:span text:style-name="T98">Linux</text:span></text:span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5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8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90">At</text:span><text:span text:style-name="T189"> </text:span><text:span text:style-name="T187">Set up users and passwords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9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4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9">Enter </text:span><text:span text:style-name="T180">User </text:span><text:span text:style-name="T181">n</text:span><text:span text:style-name="T180">ame for you</text:span><text:span text:style-name="T181">r</text:span><text:span text:style-name="T180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9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8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78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5">&lt;user&gt;</text:span><text:span text:style-name="T35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1">4</text:span></text:span><text:span text:style-name="T61"> </text:span><text:span text:style-name="T41">Set up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8">Karel Zimmer</text:span></text:a><text:span text:style-name="T193">.</text:span></text:p>
      <text:p text:style-name="P44"><text:span text:style-name="T196">License </text:span><text:span text:style-name="T194">C</text:span><text:span text:style-name="T195">C0</text:span><text:span text:style-name="T193"> 1.0 </text:span><text:span text:style-name="T1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7"><text:s/></text:span><text:span text:style-name="T1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3-06T19:13:13.327973317">06/03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3:13.181090803</dc:date>
    <meta:keyword>Installatie</meta:keyword>
    <meta:keyword>Checklist</meta:keyword>
    <meta:keyword>Linux</meta:keyword>
    <meta:editing-cycles>7065</meta:editing-cycles>
    <meta:editing-duration>P12DT11H7M5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6" meta:character-count="2454" meta:non-whitespace-character-count="2084"/>
    <meta:user-defined meta:name="Info 1"/>
    <meta:user-defined meta:name="Info 2"/>
    <meta:user-defined meta:name="Info 3"/>
    <meta:user-defined meta:name="Info 4"/>
  </office:meta>
</office:document-meta>
</file>